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0704" calcext:value-type="float">
            <text:p>81.0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7136" calcext:value-type="float">
            <text:p>80.7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2128" calcext:value-type="float">
            <text:p>80.2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1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1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1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4456" calcext:value-type="float">
            <text:p>74.51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0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0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0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199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199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199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199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198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198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198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198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198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198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5792" calcext:value-type="float">
            <text:p>51.6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